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myak Devanagari1" svg:font-family="'Samyak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myak Devanagari" svg:font-family="'Samyak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393cm" table:align="left"/>
    </style:style>
    <style:style style:name="Table1.A" style:family="table-column">
      <style:table-column-properties style:column-width="3.403cm"/>
    </style:style>
    <style:style style:name="Table1.B" style:family="table-column">
      <style:table-column-properties style:column-width="5.99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393cm" table:align="left"/>
    </style:style>
    <style:style style:name="Table2.A" style:family="table-column">
      <style:table-column-properties style:column-width="3.403cm"/>
    </style:style>
    <style:style style:name="Table2.B" style:family="table-column">
      <style:table-column-properties style:column-width="5.99cm"/>
    </style:style>
    <style:style style:name="Table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758f" officeooo:paragraph-rsid="000b758f"/>
    </style:style>
    <style:style style:name="P2" style:family="paragraph" style:parent-style-name="Standard">
      <style:text-properties fo:font-weight="bold" officeooo:rsid="000b758f" officeooo:paragraph-rsid="000b758f" style:font-weight-asian="bold" style:font-weight-complex="bold"/>
    </style:style>
    <style:style style:name="P3" style:family="paragraph" style:parent-style-name="Standard">
      <style:text-properties fo:font-weight="bold" officeooo:rsid="000f633b" officeooo:paragraph-rsid="000f633b" style:font-weight-asian="bold" style:font-weight-complex="bold"/>
    </style:style>
    <style:style style:name="P4" style:family="paragraph" style:parent-style-name="Standard">
      <style:text-properties officeooo:rsid="000db0f6" officeooo:paragraph-rsid="000db0f6"/>
    </style:style>
    <style:style style:name="P5" style:family="paragraph" style:parent-style-name="Standard">
      <style:text-properties officeooo:rsid="000f633b" officeooo:paragraph-rsid="000f633b"/>
    </style:style>
    <style:style style:name="P6" style:family="paragraph" style:parent-style-name="Standard">
      <style:text-properties officeooo:rsid="000f633b" officeooo:paragraph-rsid="00103dc9"/>
    </style:style>
    <style:style style:name="P7" style:family="paragraph" style:parent-style-name="Standard">
      <style:text-properties officeooo:paragraph-rsid="000f633b"/>
    </style:style>
    <style:style style:name="P8" style:family="paragraph" style:parent-style-name="Standard">
      <style:text-properties fo:font-weight="normal" officeooo:rsid="00103dc9" officeooo:paragraph-rsid="00103dc9" style:font-weight-asian="normal" style:font-weight-complex="normal"/>
    </style:style>
    <style:style style:name="P9" style:family="paragraph" style:parent-style-name="Text_20_body">
      <style:text-properties officeooo:rsid="000d6aa3" officeooo:paragraph-rsid="000d6aa3"/>
    </style:style>
    <style:style style:name="P10" style:family="paragraph" style:parent-style-name="Text_20_body">
      <style:text-properties officeooo:rsid="000db0f6" officeooo:paragraph-rsid="000db0f6"/>
    </style:style>
    <style:style style:name="P11" style:family="paragraph" style:parent-style-name="Table_20_Contents">
      <style:text-properties officeooo:rsid="000f633b"/>
    </style:style>
    <style:style style:name="P12" style:family="paragraph" style:parent-style-name="Table_20_Contents">
      <style:text-properties officeooo:rsid="000f633b" officeooo:paragraph-rsid="000f633b"/>
    </style:style>
    <style:style style:name="P13" style:family="paragraph" style:parent-style-name="Standard">
      <style:text-properties officeooo:rsid="000db0f6" officeooo:paragraph-rsid="000db0f6"/>
    </style:style>
    <style:style style:name="P14" style:family="paragraph" style:parent-style-name="Standard">
      <style:text-properties officeooo:rsid="00117e51" officeooo:paragraph-rsid="00117e51"/>
    </style:style>
    <style:style style:name="P15" style:family="paragraph" style:parent-style-name="Heading_20_1">
      <style:text-properties officeooo:rsid="000d6aa3" officeooo:paragraph-rsid="000d6aa3"/>
    </style:style>
    <style:style style:name="T1" style:family="text">
      <style:text-properties officeooo:rsid="000d6aa3"/>
    </style:style>
    <style:style style:name="T2" style:family="text">
      <style:text-properties officeooo:rsid="000db0f6"/>
    </style:style>
    <style:style style:name="T3" style:family="text">
      <style:text-properties officeooo:rsid="000f63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03dc9"/>
    </style:style>
    <style:style style:name="T6" style:family="text">
      <style:text-properties officeooo:rsid="00117e51"/>
    </style:style>
    <style:style style:name="T7" style:family="text">
      <style:text-properties officeooo:rsid="00135f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mf581g – Instructions</text:p>
      <text:p text:style-name="Subtitle">Luke Surl, <text:span text:style-name="T5">L.Surl@ed.ac.uk</text:span> 201<text:span text:style-name="T6">8</text:span>-0<text:span text:style-name="T6">7</text:span>-<text:span text:style-name="T6">06</text:span></text:p>
      <text:h text:style-name="P15" text:outline-level="1">About</text:h>
      <text:p text:style-name="P9">This utility intakes information from both <text:span text:style-name="T5">the OMI instrument</text:span> and <text:span text:style-name="T2">GEOS-Chem's ND51 output, and calculates – for each satellite pixel – an AMF.</text:span></text:p>
      <text:p text:style-name="P10">It is a slightly modified version of Randall Martin's AMF algorithm: <text:a xlink:type="simple" xlink:href="http://fizz.phys.dal.ca/~atmos/martin/?page_id=129" text:style-name="Internet_20_link" text:visited-style-name="Visited_20_Internet_20_Link">http://fizz.phys.dal.ca/~atmos/martin/?page_id=129</text:a> </text:p>
      <text:h text:style-name="Heading_20_1" text:outline-level="1">Downloading</text:h>
      <text:p text:style-name="P1">The code can be downloaded from <text:a xlink:type="simple" xlink:href="https://github.com/LukeSurl/amf581g" text:style-name="Internet_20_link" text:visited-style-name="Visited_20_Internet_20_Link">https://github.com/LukeSurl/amf581g</text:a></text:p>
      <text:p text:style-name="P1"/>
      <text:h text:style-name="Heading_20_1" text:outline-level="1">Compiling</text:h>
      <text:p text:style-name="P1">“Makefile”, lines 139 and 144 will need to point towards the HE5 and HDF libraries on your machine.</text:p>
      <text:p text:style-name="P1"/>
      <text:p text:style-name="P1">In “define.h” you may need to change the option on lines 97-100. I make no guarentees anything will work if you have to change this. GEOS-5 on line 67 includes GEOS-FP as well – you don't need to worry about this option</text:p>
      <text:p text:style-name="P1"/>
      <text:p text:style-name="P1">The command to compile is:</text:p>
      <text:p text:style-name="P2">gmake</text:p>
      <text:p text:style-name="P1"/>
      <text:p text:style-name="P1">Note: this code is set up to do AMFs for OMI HCHO columns. Although this utility <text:span text:style-name="T2">was originally</text:span> designed to have wider functionality, th<text:span text:style-name="T1">e modifications made mean that trying to switch to another satellite or to NO2 will almost certainly fail. It would probably be better to start from Martin's original code.</text:span></text:p>
      <text:p text:style-name="P1"/>
      <text:h text:style-name="Heading_20_1" text:outline-level="1">Using</text:h>
      <text:p text:style-name="P1"/>
      <text:p text:style-name="P4">The code takes satellite data input in csv format. Converting .he5 satellite files to such a format needs to be done in an external utility. <text:span text:style-name="T3">The csv files should have the following column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olumn number</text:p>
          </table:table-cell>
          <table:table-cell table:style-name="Table1.B1" office:value-type="string">
            <text:p text:style-name="P11">Field</text:p>
          </table:table-cell>
        </table:table-row>
        <table:table-row>
          <table:table-cell table:style-name="Table1.A10" office:value-type="string">
            <text:p text:style-name="P12">1</text:p>
          </table:table-cell>
          <table:table-cell table:style-name="Table1.B10" office:value-type="string">
            <text:p text:style-name="P12">Unique Line Number</text:p>
          </table:table-cell>
        </table:table-row>
        <table:table-row>
          <table:table-cell table:style-name="Table1.A10" office:value-type="string">
            <text:p text:style-name="P12">2</text:p>
          </table:table-cell>
          <table:table-cell table:style-name="Table1.B10" office:value-type="string">
            <text:p text:style-name="P12">Swath</text:p>
          </table:table-cell>
        </table:table-row>
        <table:table-row>
          <table:table-cell table:style-name="Table1.A10" office:value-type="string">
            <text:p text:style-name="P12">3</text:p>
          </table:table-cell>
          <table:table-cell table:style-name="Table1.B10" office:value-type="string">
            <text:p text:style-name="P12">Pixel (0-59)</text:p>
          </table:table-cell>
        </table:table-row>
        <table:table-row>
          <table:table-cell table:style-name="Table1.A10" office:value-type="string">
            <text:p text:style-name="P12">4</text:p>
          </table:table-cell>
          <table:table-cell table:style-name="Table1.B10" office:value-type="string">
            <text:p text:style-name="P12">Latitude of pixel centre</text:p>
          </table:table-cell>
        </table:table-row>
        <table:table-row>
          <table:table-cell table:style-name="Table1.A10" office:value-type="string">
            <text:p text:style-name="P12">5</text:p>
          </table:table-cell>
          <table:table-cell table:style-name="Table1.B10" office:value-type="string">
            <text:p text:style-name="P12">Longitude of pixel centre</text:p>
          </table:table-cell>
        </table:table-row>
        <table:table-row>
          <table:table-cell table:style-name="Table1.A10" office:value-type="string">
            <text:p text:style-name="P12">6</text:p>
          </table:table-cell>
          <table:table-cell table:style-name="Table1.B10" office:value-type="string">
            <text:p text:style-name="P12">Solar Zenith Angle</text:p>
          </table:table-cell>
        </table:table-row>
        <text:soft-page-break/>
        <table:table-row>
          <table:table-cell table:style-name="Table1.A10" office:value-type="string">
            <text:p text:style-name="P12">7</text:p>
          </table:table-cell>
          <table:table-cell table:style-name="Table1.B10" office:value-type="string">
            <text:p text:style-name="P12">Satellite Viewing Angle</text:p>
          </table:table-cell>
        </table:table-row>
        <table:table-row>
          <table:table-cell table:style-name="Table1.A10" office:value-type="string">
            <text:p text:style-name="P12">8</text:p>
          </table:table-cell>
          <table:table-cell table:style-name="Table1.B10" office:value-type="string">
            <text:p text:style-name="P12">Cloud fraction</text:p>
          </table:table-cell>
        </table:table-row>
        <table:table-row>
          <table:table-cell table:style-name="Table1.A10" office:value-type="string">
            <text:p text:style-name="P12">9</text:p>
          </table:table-cell>
          <table:table-cell table:style-name="Table1.B10" office:value-type="string">
            <text:p text:style-name="P12">Cloud top pressure</text:p>
          </table:table-cell>
        </table:table-row>
      </table:table>
      <text:p text:style-name="P4"/>
      <text:p text:style-name="P14">“Unique line number” is just a serial number I assigned to each observation in the input and is merely passed through the code unmodified. <text:span text:style-name="T7">The swath and pixel numbers are also not actually used in any calculatuon.</text:span></text:p>
      <text:p text:style-name="P14"/>
      <text:p text:style-name="P4">The GEOS-Chem ND51 files that <text:span text:style-name="T3">the utility takes in must have various parameters contained, otherwise the processing will fail. The ND51 file must cover the whole globe at 2x2.5 resolution.</text:span></text:p>
      <text:p text:style-name="P4"/>
      <text:p text:style-name="P5">The command to run the utility from the command line is:</text:p>
      <text:p text:style-name="P5"/>
      <text:p text:style-name="P3">./amf.run SATELLITE_INPUT.csv ND51FILE.bpch OUTTPUTFILENAME.hcho YYYY MM DD</text:p>
      <text:p text:style-name="P3"/>
      <text:p text:style-name="P8">Only one day, specified in YYYY MM DD format can be run at a time. If the ND51file does not contain data for this day, the processing will fail. Simple parallelisation can be achieved by executing the utility multiple times concurrently.</text:p>
      <text:p text:style-name="P3"/>
      <text:p text:style-name="P6">The output file will be created <text:span text:style-name="T5">at the path specified.</text:span> <text:span text:style-name="T5">It </text:span>will be a comma-separated file with the following output, one line per line of <text:span text:style-name="T4">SATELLITE_INPUT.csv</text:span>:</text:p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Column number</text:p>
          </table:table-cell>
          <table:table-cell table:style-name="Table2.B1" office:value-type="string">
            <text:p text:style-name="P12">Field</text:p>
          </table:table-cell>
        </table:table-row>
        <table:table-row>
          <table:table-cell table:style-name="Table2.A6" office:value-type="string">
            <text:p text:style-name="P12">1</text:p>
          </table:table-cell>
          <table:table-cell table:style-name="Table2.B6" office:value-type="string">
            <text:p text:style-name="P12">Placeholder text</text:p>
          </table:table-cell>
        </table:table-row>
        <table:table-row>
          <table:table-cell table:style-name="Table2.A6" office:value-type="string">
            <text:p text:style-name="P12">2</text:p>
          </table:table-cell>
          <table:table-cell table:style-name="Table2.B6" office:value-type="string">
            <text:p text:style-name="P12">Unique Line Number</text:p>
          </table:table-cell>
        </table:table-row>
        <table:table-row>
          <table:table-cell table:style-name="Table2.A6" office:value-type="string">
            <text:p text:style-name="P12">3</text:p>
          </table:table-cell>
          <table:table-cell table:style-name="Table2.B6" office:value-type="string">
            <text:p text:style-name="P12">AMF</text:p>
          </table:table-cell>
        </table:table-row>
        <table:table-row>
          <table:table-cell table:style-name="Table2.A6" office:value-type="string">
            <text:p text:style-name="P12">4</text:p>
          </table:table-cell>
          <table:table-cell table:style-name="Table2.B6" office:value-type="string">
            <text:p text:style-name="P12">Geos-Chem vertical column</text:p>
          </table:table-cell>
        </table:table-row>
        <table:table-row>
          <table:table-cell table:style-name="Table2.A6" office:value-type="string">
            <text:p text:style-name="P12">5</text:p>
          </table:table-cell>
          <table:table-cell table:style-name="Table2.B6" office:value-type="string">
            <text:p text:style-name="P12">Placeholder text</text:p>
          </table:table-cell>
        </table:table-row>
      </table:table>
      <text:p text:style-name="P7"/>
      <text:p text:style-name="P5">Note: the code is currently constructed to require the minimum input and give the <text:span text:style-name="T5">minimum</text:span> output required, this helps conserve disk space <text:span text:style-name="T5">when doing multiple days</text:span>. However it is relatively easy to modify the inputs and outputs to include other parameters <text:span text:style-name="T7">(modify the latter parts of main.F) </text:span>. For example, users may want to input the slant column so that this is written out in the same file, line by line, as the appropriate AM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myak Devanagari1" svg:font-family="'Samyak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myak Devanagari" svg:font-family="'Samyak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Samyak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Samyak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Samyak Devanagari" style:font-family-complex="'Samyak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Samyak Devanagari1" style:font-family-complex="'Samyak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Samyak Devanagari1" style:font-family-complex="'Samyak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Samyak Devanagari1" style:font-family-complex="'Samyak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Surl</meta:initial-creator>
    <meta:creation-date>2017-02-14T15:36:52.607099763</meta:creation-date>
    <dc:date>2018-07-06T10:54:32.663383970</dc:date>
    <dc:creator>Luke Surl</dc:creator>
    <meta:editing-duration>PT15M31S</meta:editing-duration>
    <meta:editing-cycles>2</meta:editing-cycles>
    <meta:generator>LibreOffice/5.0.6.2$Linux_X86_64 LibreOffice_project/00$Build-2</meta:generator>
    <meta:document-statistic meta:table-count="2" meta:image-count="0" meta:object-count="0" meta:page-count="2" meta:paragraph-count="54" meta:word-count="483" meta:character-count="2905" meta:non-whitespace-character-count="2471"/>
  </office:meta>
</office:document-meta>
</file>